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3b441" officeooo:paragraph-rsid="0003b441"/>
    </style:style>
    <style:style style:name="P2" style:family="paragraph" style:parent-style-name="Text_20_body">
      <style:text-properties style:font-name="Liberation Sans" fo:font-size="18.2000007629395pt" fo:font-weight="bold" officeooo:paragraph-rsid="000b6460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3" style:family="paragraph" style:parent-style-name="Text_20_body">
      <style:text-properties style:font-name="Liberation Sans" fo:font-size="18.2000007629395pt" fo:font-weight="bold" officeooo:paragraph-rsid="0010c6c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Text_20_body">
      <style:text-properties style:font-name="Liberation Sans" fo:font-size="18.2000007629395pt" fo:font-weight="bold" officeooo:paragraph-rsid="0011b30a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Text_20_body">
      <style:text-properties style:font-name="Liberation Sans" fo:font-size="18.2000007629395pt" fo:font-weight="bold" officeooo:paragraph-rsid="0011aae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Text_20_body">
      <style:text-properties style:font-name="Liberation Sans" fo:font-size="18.2000007629395pt" fo:font-weight="bold" officeooo:paragraph-rsid="00127eb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Text_20_body">
      <style:text-properties style:font-name="Liberation Sans" fo:font-size="18.2000007629395pt" fo:font-weight="bold" officeooo:paragraph-rsid="00e4f8b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Text_20_body">
      <style:text-properties style:font-name="Liberation Sans" fo:font-size="18.2000007629395pt" fo:font-weight="normal" officeooo:paragraph-rsid="000ca1ad" style:font-name-asian="Droid Sans Fallback" style:font-size-asian="18.2000007629395pt" style:font-weight-asian="normal" style:font-name-complex="FreeSans" style:font-size-complex="18.2000007629395pt" style:font-weight-complex="normal"/>
    </style:style>
    <style:style style:name="P9" style:family="paragraph" style:parent-style-name="Text_20_body">
      <style:text-properties style:font-name="Liberation Sans" fo:font-size="18.2000007629395pt" fo:font-weight="normal" officeooo:paragraph-rsid="00e4f8be" style:font-name-asian="Droid Sans Fallback" style:font-size-asian="18.2000007629395pt" style:font-weight-asian="normal" style:font-name-complex="FreeSans" style:font-size-complex="18.2000007629395pt" style:font-weight-complex="normal"/>
    </style:style>
    <style:style style:name="P10" style:family="paragraph" style:parent-style-name="Standard">
      <style:text-properties fo:font-weight="normal" officeooo:rsid="00a742c9" officeooo:paragraph-rsid="00e4f8be" style:font-weight-asian="normal" style:font-weight-complex="normal"/>
    </style:style>
    <style:style style:name="P11" style:family="paragraph" style:parent-style-name="Standard">
      <style:text-properties fo:font-weight="bold" officeooo:rsid="005601a2" officeooo:paragraph-rsid="00a8e1e1" style:font-weight-asian="bold" style:font-weight-complex="bold"/>
    </style:style>
    <style:style style:name="P12" style:family="paragraph" style:parent-style-name="Standard">
      <style:text-properties style:font-name="Liberation Sans" fo:font-size="18.2000007629395pt" fo:font-weight="bold" officeooo:paragraph-rsid="00e467a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3" style:family="paragraph" style:parent-style-name="Standard" style:list-style-name="L1">
      <style:text-properties fo:font-weight="normal" officeooo:rsid="00dcdf62" officeooo:paragraph-rsid="00dcdf62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dcdf62" officeooo:paragraph-rsid="00dcdf62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dcdf62" officeooo:paragraph-rsid="00dcdf6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ef27e8" officeooo:paragraph-rsid="00ef27e8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9d2630" officeooo:paragraph-rsid="009d2630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af15d5" officeooo:paragraph-rsid="00af15d5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b420f0" officeooo:paragraph-rsid="00b420f0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daa7ef" officeooo:paragraph-rsid="00daa7ef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9dd960" officeooo:paragraph-rsid="009dd960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10ba12a" officeooo:paragraph-rsid="010ba12a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bcee79" officeooo:paragraph-rsid="00bcee79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c6911b" officeooo:paragraph-rsid="00c6911b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a00094" officeooo:paragraph-rsid="00a00094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cfcea1" officeooo:paragraph-rsid="00cfcea1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de8320" officeooo:paragraph-rsid="00de8320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de8320" officeooo:paragraph-rsid="00e4f8be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dffe1f" officeooo:paragraph-rsid="00dffe1f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b6bab3" officeooo:paragraph-rsid="00b6bab3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b6bab3" officeooo:paragraph-rsid="00bbc74a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b6bab3" officeooo:paragraph-rsid="00c99f2e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d0ef02" officeooo:paragraph-rsid="00d0ef02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d0ef02" officeooo:paragraph-rsid="00d0ef02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d60c8c" officeooo:paragraph-rsid="00d60c8c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c52816" officeooo:paragraph-rsid="00c52816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d83fb4" officeooo:paragraph-rsid="00d83fb4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f8d398" officeooo:paragraph-rsid="00c7bbd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f8d398" officeooo:paragraph-rsid="00f8d398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e467a2" officeooo:paragraph-rsid="00ce3a7d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e467a2" officeooo:paragraph-rsid="010196ec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e467a2" officeooo:paragraph-rsid="00e4f8be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a4afc9" officeooo:paragraph-rsid="00a4afc9" style:font-weight-asian="normal" style:font-weight-complex="normal"/>
    </style:style>
    <style:style style:name="P44" style:family="paragraph" style:parent-style-name="Standard" style:list-style-name="L4">
      <style:text-properties fo:font-weight="normal" officeooo:rsid="00a4afc9" officeooo:paragraph-rsid="00ed93be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d8f87c" officeooo:paragraph-rsid="00d8f87c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e16fd3" officeooo:paragraph-rsid="00e16fd3" style:font-weight-asian="normal" style:font-weight-complex="normal"/>
    </style:style>
    <style:style style:name="P47" style:family="paragraph" style:parent-style-name="Standard" style:list-style-name="L4">
      <style:text-properties fo:font-weight="normal" officeooo:rsid="00d46ba0" officeooo:paragraph-rsid="00d46ba0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b87fb4" officeooo:paragraph-rsid="00b87fb4" style:font-weight-asian="normal" style:font-weight-complex="normal"/>
    </style:style>
    <style:style style:name="P49" style:family="paragraph" style:parent-style-name="Standard" style:list-style-name="L4">
      <style:text-properties fo:font-weight="normal" officeooo:rsid="00d763b2" officeooo:paragraph-rsid="00d763b2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cf516b" officeooo:paragraph-rsid="00cf516b" style:font-weight-asian="normal" style:font-weight-complex="normal"/>
    </style:style>
    <style:style style:name="P51" style:family="paragraph" style:parent-style-name="Standard" style:list-style-name="L4">
      <style:text-properties fo:font-weight="normal" officeooo:rsid="00f6abb6" officeooo:paragraph-rsid="00f6abb6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bc71e6" officeooo:paragraph-rsid="00bc71e6" style:font-weight-asian="normal" style:font-weight-complex="normal"/>
    </style:style>
    <style:style style:name="P53" style:family="paragraph" style:parent-style-name="Standard" style:list-style-name="L4">
      <style:text-properties fo:font-weight="normal" officeooo:rsid="00cd94a1" officeooo:paragraph-rsid="00cd94a1" style:font-weight-asian="normal" style:font-weight-complex="normal"/>
    </style:style>
    <style:style style:name="P54" style:family="paragraph" style:parent-style-name="Standard" style:list-style-name="L4">
      <style:text-properties fo:font-weight="normal" officeooo:rsid="005e4e85" officeooo:paragraph-rsid="00617fe1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a742c9" officeooo:paragraph-rsid="00a742c9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c1ed11" officeooo:paragraph-rsid="00c1ed11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a8e1e1" officeooo:paragraph-rsid="00ab0b41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a8e1e1" officeooo:paragraph-rsid="00a8e1e1" style:font-weight-asian="normal" style:font-weight-complex="normal"/>
    </style:style>
    <style:style style:name="P59" style:family="paragraph" style:parent-style-name="Standard" style:list-style-name="L5">
      <style:text-properties fo:font-weight="normal" officeooo:rsid="00f2e251" officeooo:paragraph-rsid="00f2e251" style:font-weight-asian="normal" style:font-weight-complex="normal"/>
    </style:style>
    <style:style style:name="P60" style:family="paragraph" style:parent-style-name="Standard" style:list-style-name="L5">
      <style:text-properties fo:font-weight="normal" officeooo:rsid="00f3fabb" officeooo:paragraph-rsid="00f3fabb" style:font-weight-asian="normal" style:font-weight-complex="normal"/>
    </style:style>
    <style:style style:name="P61" style:family="paragraph" style:parent-style-name="Standard" style:list-style-name="L5">
      <style:text-properties fo:font-weight="normal" officeooo:rsid="00fc97ec" officeooo:paragraph-rsid="00fc97ec" style:font-weight-asian="normal" style:font-weight-complex="normal"/>
    </style:style>
    <style:style style:name="P62" style:family="paragraph" style:parent-style-name="Standard" style:list-style-name="L5">
      <style:text-properties fo:font-weight="normal" officeooo:rsid="00ce3a7d" officeooo:paragraph-rsid="00e4f8be" style:font-weight-asian="normal" style:font-weight-complex="normal"/>
    </style:style>
    <style:style style:name="P63" style:family="paragraph" style:parent-style-name="Standard" style:list-style-name="L5">
      <style:text-properties fo:font-weight="normal" officeooo:rsid="00e55b8a" officeooo:paragraph-rsid="00e55b8a" style:font-weight-asian="normal" style:font-weight-complex="normal"/>
    </style:style>
    <style:style style:name="P64" style:family="paragraph" style:parent-style-name="Standard" style:list-style-name="L5">
      <style:text-properties fo:font-weight="normal" officeooo:rsid="00cffaeb" officeooo:paragraph-rsid="00e4f8be" style:font-weight-asian="normal" style:font-weight-complex="normal"/>
    </style:style>
    <style:style style:name="P65" style:family="paragraph" style:parent-style-name="Standard" style:list-style-name="L5">
      <style:text-properties fo:font-weight="normal" officeooo:rsid="00e30ca4" officeooo:paragraph-rsid="00e4f8be" style:font-weight-asian="normal" style:font-weight-complex="normal"/>
    </style:style>
    <style:style style:name="P66" style:family="paragraph" style:parent-style-name="Standard" style:list-style-name="L5">
      <style:text-properties fo:font-weight="normal" officeooo:rsid="00e45b71" officeooo:paragraph-rsid="00e4f8be" style:font-weight-asian="normal" style:font-weight-complex="normal"/>
    </style:style>
    <style:style style:name="P67" style:family="paragraph" style:parent-style-name="Standard" style:list-style-name="L5">
      <style:text-properties fo:font-weight="normal" officeooo:rsid="00d289df" officeooo:paragraph-rsid="00e55b8a" style:font-weight-asian="normal" style:font-weight-complex="normal"/>
    </style:style>
    <style:style style:name="P68" style:family="paragraph" style:parent-style-name="Standard" style:list-style-name="L5">
      <style:text-properties fo:font-weight="normal" officeooo:rsid="00e5d9f2" officeooo:paragraph-rsid="00e5d9f2" style:font-weight-asian="normal" style:font-weight-complex="normal"/>
    </style:style>
    <style:style style:name="P69" style:family="paragraph" style:parent-style-name="Standard" style:list-style-name="L5">
      <style:text-properties fo:font-weight="normal" officeooo:rsid="00ed39c6" officeooo:paragraph-rsid="00ed39c6" style:font-weight-asian="normal" style:font-weight-complex="normal"/>
    </style:style>
    <style:style style:name="P70" style:family="paragraph" style:parent-style-name="Standard" style:list-style-name="L5">
      <style:text-properties fo:font-weight="normal" officeooo:rsid="00f9220d" officeooo:paragraph-rsid="00f9220d" style:font-weight-asian="normal" style:font-weight-complex="normal"/>
    </style:style>
    <style:style style:name="P71" style:family="paragraph" style:parent-style-name="Standard" style:list-style-name="L5">
      <style:text-properties fo:font-weight="normal" officeooo:rsid="00f9d90a" officeooo:paragraph-rsid="00f9d90a" style:font-weight-asian="normal" style:font-weight-complex="normal"/>
    </style:style>
    <style:style style:name="P72" style:family="paragraph" style:parent-style-name="Standard" style:list-style-name="L4">
      <style:text-properties fo:font-weight="bold" officeooo:rsid="005e4e85" officeooo:paragraph-rsid="00617fe1" style:font-weight-asian="bold" style:font-weight-complex="bold"/>
    </style:style>
    <style:style style:name="P73" style:family="paragraph" style:parent-style-name="Heading_20_1">
      <style:text-properties officeooo:paragraph-rsid="009d2630"/>
    </style:style>
    <style:style style:name="T1" style:family="text">
      <style:text-properties officeooo:rsid="000b6460"/>
    </style:style>
    <style:style style:name="T2" style:family="text">
      <style:text-properties officeooo:rsid="000ca1ad"/>
    </style:style>
    <style:style style:name="T3" style:family="text">
      <style:text-properties officeooo:rsid="000da38d"/>
    </style:style>
    <style:style style:name="T4" style:family="text">
      <style:text-properties officeooo:rsid="000e3b64"/>
    </style:style>
    <style:style style:name="T5" style:family="text">
      <style:text-properties officeooo:rsid="00b065a7"/>
    </style:style>
    <style:style style:name="T6" style:family="text">
      <style:text-properties officeooo:rsid="00bbc74a"/>
    </style:style>
    <style:style style:name="T7" style:family="text">
      <style:text-properties officeooo:rsid="00c04453"/>
    </style:style>
    <style:style style:name="T8" style:family="text">
      <style:text-properties officeooo:rsid="00cb9acb"/>
    </style:style>
    <style:style style:name="T9" style:family="text">
      <style:text-properties officeooo:rsid="00e4f8be"/>
    </style:style>
    <style:style style:name="T10" style:family="text">
      <style:text-properties officeooo:rsid="00e6f615"/>
    </style:style>
    <style:style style:name="T11" style:family="text">
      <style:text-properties officeooo:rsid="00e8eebb"/>
    </style:style>
    <style:style style:name="T12" style:family="text">
      <style:text-properties officeooo:rsid="00ea537d"/>
    </style:style>
    <style:style style:name="T13" style:family="text">
      <style:text-properties officeooo:rsid="00eaf28c"/>
    </style:style>
    <style:style style:name="T14" style:family="text">
      <style:text-properties officeooo:rsid="00ec2034"/>
    </style:style>
    <style:style style:name="T15" style:family="text">
      <style:text-properties officeooo:rsid="00ed39c6"/>
    </style:style>
    <style:style style:name="T16" style:family="text">
      <style:text-properties officeooo:rsid="00d8f87c"/>
    </style:style>
    <style:style style:name="T17" style:family="text">
      <style:text-properties officeooo:rsid="00f78c45"/>
    </style:style>
    <style:style style:name="T18" style:family="text">
      <style:text-properties officeooo:rsid="010196ec"/>
    </style:style>
    <style:style style:name="T19" style:family="text">
      <style:text-properties officeooo:rsid="01046ccd"/>
    </style:style>
    <style:style style:name="T20" style:family="text">
      <style:text-properties officeooo:rsid="010566cc"/>
    </style:style>
    <style:style style:name="T21" style:family="text">
      <style:text-properties officeooo:rsid="010576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CU</text:span> Question Bank</text:p>
      <text:h text:style-name="P73" text:outline-level="1"><text:span text:style-name="T1">Unit</text:span> – 1: <text:span text:style-name="T3">Introduction of Microcontrollers</text:span></text:h>
      <text:list xml:id="list2015734791" text:style-name="L1">
        <text:list-item>
          <text:p text:style-name="P13">Describe block diagram of generic digital computer. (3)</text:p>
        </text:list-item>
        <text:list-item>
          <text:p text:style-name="P16">Draw <text:span text:style-name="T19">and Explain </text:span>general block diagram of microcontroller. (3)</text:p>
        </text:list-item>
        <text:list-item>
          <text:p text:style-name="P17">Common features of Microcontrollers. <text:span text:style-name="T19">(2)</text:span></text:p>
        </text:list-item>
        <text:list-item>
          <text:p text:style-name="P18">Explain Hierarchy of Microcontroller. <text:span text:style-name="T5">(4)</text:span></text:p>
        </text:list-item>
        <text:list-item>
          <text:p text:style-name="P19">Compare Microprocessor and Microcontroller. (3)</text:p>
        </text:list-item>
        <text:list-item>
          <text:p text:style-name="P20">Compare Von Neumann and Harvard architecture. (3)</text:p>
        </text:list-item>
        <text:list-item>
          <text:p text:style-name="P20">Compare RISC and CISC architecture. (3)</text:p>
        </text:list-item>
        <text:list-item>
          <text:p text:style-name="P17"><text:span text:style-name="T20">List a</text:span>pplications <text:span text:style-name="T20">of mocrocontrollers in various fields</text:span>. <text:span text:style-name="T20">(2)</text:span></text:p>
        </text:list-item>
      </text:list>
      <text:p text:style-name="P2"/>
      <text:p text:style-name="P3"><text:span text:style-name="T1">Unit</text:span> – <text:span text:style-name="T1">2: 8051 Hardware</text:span></text:p>
      <text:list xml:id="list2748046610" text:style-name="L2">
        <text:list-item>
          <text:p text:style-name="P21"><text:span text:style-name="T18">Draw and Explain </text:span>Block diagram of 8051. <text:span text:style-name="T21">(4)</text:span></text:p>
        </text:list-item>
        <text:list-item>
          <text:p text:style-name="P14">Explain importance of accumulator in 8051. (3)</text:p>
        </text:list-item>
        <text:list-item>
          <text:p text:style-name="P22">Draw Pin diagram and Explain Functions of each pin of 8051. (4)</text:p>
        </text:list-item>
        <text:list-item>
          <text:p text:style-name="P22">Explain functions of all 8 pins of Port 3 in 8051. (3)</text:p>
        </text:list-item>
        <text:list-item>
          <text:p text:style-name="P22">Explain clock and reset circuit for 8051 with sketch. (3)</text:p>
        </text:list-item>
        <text:list-item>
          <text:p text:style-name="P22">Draw and Explain program and data memory of 8051. (4)</text:p>
        </text:list-item>
        <text:list-item>
          <text:p text:style-name="P22">Draw and Explain External Memory Addressing and Decoding Logic of 8051. (3)</text:p>
        </text:list-item>
        <text:list-item>
          <text:p text:style-name="P22">Draw and explain external memory interface for 8KB EPROM and 4KB RAM with 8051 (7)</text:p>
        </text:list-item>
        <text:list-item>
          <text:p text:style-name="P22">Draw and explain internal RAM architecture of the 8051 microcontroller. (4)</text:p>
        </text:list-item>
        <text:list-item>
          <text:p text:style-name="P22">Explain Stack, Stack Pointer and Stack operation using PUSH and POP instructions. (4)</text:p>
        </text:list-item>
        <text:list-item>
          <text:p text:style-name="P22">I/O Ports structure: Port 0, Port 1, Port2, Port 3. (7)</text:p>
        </text:list-item>
        <text:list-item>
          <text:p text:style-name="P22">Draw and explain function of all bits of PSW register. (4)</text:p>
        </text:list-item>
        <text:list-item>
          <text:p text:style-name="P22">Draw and explain function of all bits of TCON register. (4)</text:p>
        </text:list-item>
        <text:list-item>
          <text:p text:style-name="P22">Draw and explain function of all bits of TMOD register. (4)</text:p>
        </text:list-item>
        <text:list-item>
          <text:p text:style-name="P22">Timers/Counters logic diagram and its operation in various modes. (4)</text:p>
        </text:list-item>
        <text:list-item>
          <text:p text:style-name="P22">Interrupt structure, vector address, priority and operation. (3)</text:p>
        </text:list-item>
        <text:list-item>
          <text:p text:style-name="P22">Explain IE register in brief. (3)</text:p>
        </text:list-item>
        <text:list-item>
          <text:p text:style-name="P22">Explain IP register in brief. Or Explain Interrupt priority with vector address. (3)</text:p>
        </text:list-item>
        <text:list-item>
          <text:p text:style-name="P22">Explain Serial Communication in various modes. (4)</text:p>
        </text:list-item>
        <text:list-item>
          <text:p text:style-name="P22">Explain SCON register in brief. (3)</text:p>
        </text:list-item>
        <text:list-item>
          <text:p text:style-name="P22">Explain PCON register in brief. Or Explain idle and power down modes of 8051 in brief. (4)</text:p>
        </text:list-item>
        <text:list-item>
          <text:p text:style-name="P22">List full form of these: RISC, CISC, ALU, PC, DPTR, PSW, SFR, SP. (4)</text:p>
        </text:list-item>
      </text:list>
      <text:p text:style-name="P5"/>
      <text:p text:style-name="P5"><text:span text:style-name="T1">Unit</text:span> – <text:span text:style-name="T1">3: 8051 Programming</text:span></text:p>
      <text:list xml:id="list1606445320" text:style-name="L3">
        <text:list-item>
          <text:p text:style-name="P23">Explain Addressing Modes of 8051. (4)</text:p>
        </text:list-item>
        <text:list-item>
          <text:p text:style-name="P24">Classify instruction set of 8051 giving one example from each category. (4)</text:p>
        </text:list-item>
        <text:list-item>
          <text:p text:style-name="P25">Instruction set: Data Transfer, Arithmetic.</text:p>
        </text:list-item>
        <text:list-item>
          <text:p text:style-name="P25">Instruction set: Logical, Branching, and Machine Control.</text:p>
        </text:list-item>
        <text:list-item>
          <text:p text:style-name="P26">Compare MOV , MOVX and MOVC instruction using one example of each. (3)</text:p>
        </text:list-item>
        <text:list-item>
          <text:p text:style-name="P27">Explain instruction MOVC A, @A+DPTR with example. (3)</text:p>
        </text:list-item>
        <text:list-item>
          <text:p text:style-name="P29"><text:soft-page-break/>Explain instruction DJNZ R1, LOOP with example. (3)</text:p>
        </text:list-item>
        <text:list-item>
          <text:p text:style-name="P25">Looping and Counting Programs.</text:p>
        </text:list-item>
        <text:list-item>
          <text:p text:style-name="P25">Sorting and Indexing Programs.</text:p>
        </text:list-item>
        <text:list-item>
          <text:p text:style-name="P25">Data manipulation, Masking , Stack operation Programs.</text:p>
        </text:list-item>
        <text:list-item>
          <text:p text:style-name="P25">Conditional programming.</text:p>
        </text:list-item>
        <text:list-item>
          <text:p text:style-name="P25">Functions of Timer/ Counters and its application.</text:p>
        </text:list-item>
        <text:list-item>
          <text:p text:style-name="P25">Configuration and programming of Timer/Counter using SFRs: TMOD, TCON, THx, Tlx.</text:p>
        </text:list-item>
        <text:list-item>
          <text:p text:style-name="P30">Describe working of timer in mode 2. (4)</text:p>
        </text:list-item>
        <text:list-item>
          <text:p text:style-name="P30">Draw and explain function of all bits of TMOD register. (4)</text:p>
        </text:list-item>
        <text:list-item>
          <text:p text:style-name="P31">Draw and explain function of all bits of <text:span text:style-name="T6">TCON</text:span> register. (4)</text:p>
        </text:list-item>
        <text:list-item>
          <text:p text:style-name="P25">Configuration and programming of interrupts using SFRs: IE,IP.</text:p>
        </text:list-item>
        <text:list-item>
          <text:p text:style-name="P32">Draw and explain function of all bits of <text:span text:style-name="T8">IE</text:span> register. (<text:span text:style-name="T8">3</text:span>)</text:p>
        </text:list-item>
        <text:list-item>
          <text:p text:style-name="P33">Write sequence of operation carried out by microcontroller when external interrupt is generated.</text:p>
        </text:list-item>
        <text:list-item>
          <text:p text:style-name="P25">Configuration and programming of I/O Port: P0, P1, P2, P3.</text:p>
        </text:list-item>
        <text:list-item>
          <text:p text:style-name="P35">What are SBUF and SCON? Draw and explain function of all bits of SCON register. (4)</text:p>
        </text:list-item>
        <text:list-item>
          <text:p text:style-name="P36">List full form of these: RISC, CISC, ALU, PC, DPTR, PSW, SFR, SP. (4)</text:p>
        </text:list-item>
        <text:list-item>
          <text:p text:style-name="P37">Explain instructions: (i) RET (ii) MOVX @DPTR, A (iii) MUL AB (iv) MOVX @R0, A (v) SETB C (vi) CLR P1.1 (vii) SWAP A.</text:p>
        </text:list-item>
        <text:list-item>
          <text:p text:style-name="P15">Explain instructions. (1) SWAP A (2) SETB C.</text:p>
        </text:list-item>
        <text:list-item>
          <text:p text:style-name="P38"/>
        </text:list-item>
        <text:list-item>
          <text:p text:style-name="P40"/>
        </text:list-item>
      </text:list>
      <text:p text:style-name="P12"/>
      <text:p text:style-name="P4"><text:span text:style-name="T1">Unit</text:span> – <text:span text:style-name="T3">4: 8051 Interfacing</text:span></text:p>
      <text:list xml:id="list37547563" text:style-name="L4">
        <text:list-item>
          <text:p text:style-name="P43">Interface Input Devices with 8051 microcontroller: Switch, Pushbutton &amp; DIP.</text:p>
        </text:list-item>
        <text:list-item>
          <text:p text:style-name="P43">Interface Input Devices with 8051 microcontroller: Thumbwheel &amp; Tilt Switch.</text:p>
        </text:list-item>
        <text:list-item>
          <text:p text:style-name="P43">Interface Output devices with 8051 microcontroller: Relay, LED.</text:p>
        </text:list-item>
        <text:list-item>
          <text:p text:style-name="P34">Draw circuit diagram for interfacing of relay with 8051. (3)</text:p>
        </text:list-item>
        <text:list-item>
          <text:p text:style-name="P44">Interface Output devices with 8051 microcontroller: <text:span text:style-name="T16">seven </text:span>segment LED, LCD.</text:p>
        </text:list-item>
        <text:list-item>
          <text:p text:style-name="P45">Draw block diagram to interface one common anode seven segment LED with port P0 of 8051. </text:p>
        </text:list-item>
        <text:list-item>
          <text:p text:style-name="P46">Write steps to Initialize LCD. (3)</text:p>
        </text:list-item>
        <text:list-item>
          <text:p text:style-name="P47">Explain interfacing of LCD in brief. (4)</text:p>
        </text:list-item>
        <text:list-item>
          <text:p text:style-name="P43">Interface Analog Input devices with 8051: Temperature sensor LM35.</text:p>
        </text:list-item>
        <text:list-item>
          <text:p text:style-name="P45">Explain temperature sensor LM35 in brief. (3)</text:p>
        </text:list-item>
        <text:list-item>
          <text:p text:style-name="P48">Draw circuit diagram for interfacing ADC 0804 with 8051. (3)</text:p>
        </text:list-item>
        <text:list-item>
          <text:p text:style-name="P49">Interface ADC 0808 with 8051 and write a program to read digital output. (3)</text:p>
        </text:list-item>
        <text:list-item>
          <text:p text:style-name="P50">Interface DAC 0808 with 8051 and write a program to create ramp signal. (4)</text:p>
        </text:list-item>
        <text:list-item>
          <text:p text:style-name="P51">Draw interface diagram of DAC 0808 with 8051 microcontroller and write a program to generate Triangular wave. <text:span text:style-name="T17">(7)</text:span></text:p>
        </text:list-item>
        <text:list-item>
          <text:p text:style-name="P52">Draw diagram of interfacing dc motor and explain in brief. <text:span text:style-name="T7">(4)</text:span></text:p>
        </text:list-item>
        <text:list-item>
          <text:p text:style-name="P52">Draw diagram of interfacing stepper motor and explain in brief. <text:span text:style-name="T7">(4)</text:span></text:p>
        </text:list-item>
        <text:list-item>
          <text:p text:style-name="P43">Interface PC with 8051: Serial communication using MAX 232, HyperTerminal.</text:p>
        </text:list-item>
        <text:list-item>
          <text:p text:style-name="P53">Draw block diagram of MAX 232 and explain in brief. (4)</text:p>
        </text:list-item>
        <text:list-item>
          <text:p text:style-name="P72"/>
        </text:list-item>
        <text:list-item>
          <text:p text:style-name="P54"/>
        </text:list-item>
      </text:list>
      <text:p text:style-name="P8"/>
      <text:p text:style-name="P6"><text:span text:style-name="T1">Unit</text:span> – <text:span text:style-name="T2">5: 8051 Applications</text:span></text:p>
      <text:list xml:id="list1431016565" text:style-name="L5">
        <text:list-item>
          <text:p text:style-name="P55"><text:soft-page-break/>Application of microcontroller in various field.</text:p>
        </text:list-item>
        <text:list-item>
          <text:p text:style-name="P55">Room Temperature Indicator using LM35, ADCC0804, Microcontroller, 7 segment LED.</text:p>
        </text:list-item>
        <text:list-item>
          <text:p text:style-name="P56">Draw block diagram of room temperature indicator system using 8051. (3)</text:p>
        </text:list-item>
        <text:list-item>
          <text:p text:style-name="P55">Battery voltage logging system using Analog Multiplexer 4051,ADC0804,Microcontroller, 7 segment LED,MAX232.</text:p>
        </text:list-item>
        <text:list-item>
          <text:p text:style-name="P57">GSM based Security Application using GSM Modem, Microcontroller, Relay, Switches.</text:p>
        </text:list-item>
        <text:list-item>
          <text:p text:style-name="P59">Explain GSM based security system. (3)</text:p>
        </text:list-item>
        <text:list-item>
          <text:p text:style-name="P57">RPM Meter using Photo interrupter, Microcontroller, 7 Segment LED.</text:p>
        </text:list-item>
        <text:list-item>
          <text:p text:style-name="P60">Explain RPM meter. (3)</text:p>
        </text:list-item>
        <text:list-item>
          <text:p text:style-name="P58">Applications based on RTC DS1307 using Pushbutton switches, Microcontroller, Relay, NVRAM.</text:p>
        </text:list-item>
        <text:list-item>
          <text:p text:style-name="P61">Draw circuit diagram of application based on RTC DS1307.</text:p>
        </text:list-item>
      </text:list>
      <text:p text:style-name="P11"/>
      <text:p text:style-name="P9"/>
      <text:p text:style-name="P7"><text:span text:style-name="T1">Unit</text:span> – <text:span text:style-name="T9">Extra: 8051 GTU Programs</text:span></text:p>
      <text:list xml:id="list114224006401637" text:continue-list="list1431016565" text:style-name="L5">
        <text:list-item text:start-value="1">
          <text:p text:style-name="P62">Write a program using MUL instruction to multiply two bytes 05h and 03h. (3)</text:p>
        </text:list-item>
        <text:list-item>
          <text:p text:style-name="P41">Write an ALP to multiply two numbers stored at 30h and 31h in RAM. Store answer at HSB 51H and LSB 52H. (4)</text:p>
        </text:list-item>
        <text:list-item>
          <text:p text:style-name="P62">Write a program using DIV instruction to divide two bytes 09h and 02h. (3)</text:p>
        </text:list-item>
        <text:list-item>
          <text:p text:style-name="P63">Write a program to divide two numbers stored at 20h and 21h. Store quotient on 40h and reminder at 41h. (4)</text:p>
        </text:list-item>
        <text:list-item>
          <text:p text:style-name="P62">Write a program to create square wave of 50 % duty cycle on P1.3 pin using timer. (4)</text:p>
        </text:list-item>
        <text:list-item>
          <text:p text:style-name="P64">Write an ALP to generate square wave on P1.1 using timer0 and mode 1. (4)</text:p>
        </text:list-item>
        <text:list-item>
          <text:p text:style-name="P28">Write software delay loop using two registers and explain in brief. (4)</text:p>
        </text:list-item>
        <text:list-item>
          <text:p text:style-name="P65">Write sequence of instructions for masking 4 lower bits of content of R2. (3)</text:p>
        </text:list-item>
        <text:list-item>
          <text:p text:style-name="P66">Write sequence of instructions to fill internal memory location 20H to 2FH by data FFH. (3)</text:p>
        </text:list-item>
        <text:list-item>
          <text:p text:style-name="P42"/>
        </text:list-item>
        <text:list-item>
          <text:p text:style-name="P42">Write an ALP to add two 8 bit numbers stored at External memory location 2030h and 2031h. Store result in external memory location 2032h. <text:span text:style-name="T15">(4)</text:span></text:p>
        </text:list-item>
        <text:list-item>
          <text:p text:style-name="P67">Draw circuit diagram for interfacing 8 LEDS on port 1. Write a program to flash LEDS in sequence ( on 1 LED at a time) with suitable time delay. (7)</text:p>
        </text:list-item>
        <text:list-item>
          <text:p text:style-name="P63">Write a program to separate data 71h stored in accumulator , in two registers R3=07h and R4=01h. <text:span text:style-name="T14">(4)</text:span></text:p>
        </text:list-item>
        <text:list-item>
          <text:p text:style-name="P63">Write a program to add first 9 numbers ( 1 to 9). Store answer at memory location 77h of RAM. <text:span text:style-name="T13">(4)</text:span></text:p>
        </text:list-item>
        <text:list-item>
          <text:p text:style-name="P63">Write assembly code to exchange data of R1 and R2 using PUSH &amp; POP. <text:span text:style-name="T12">(3)</text:span></text:p>
        </text:list-item>
        <text:list-item>
          <text:p text:style-name="P63">Write assembly code for copying data 99H to RAM memory locations 30H to 50H using counter. <text:span text:style-name="T11">(3)</text:span></text:p>
        </text:list-item>
        <text:list-item>
          <text:p text:style-name="P63">Draw a diagram to connect 8 switches with port P1 and 8 LEDs with port P2 and write a program to show status of switch on LED. (If switch is ON then LED is ON and if switch is OFF, LED is OFF). <text:span text:style-name="T10">(7)</text:span></text:p>
        </text:list-item>
        <text:list-item>
          <text:p text:style-name="P68">Write a program to find largest number from 10 numbers starting at external RAM location 2000h. Store the largest number in internal RAM location 20h. (4)</text:p>
        </text:list-item>
        <text:list-item>
          <text:p text:style-name="P69">Add two nos. given in R0 AND R1. Put the result in external RAM location 1030h (LSB) and 1031h (MSB). (3)</text:p>
        </text:list-item>
        <text:list-item>
          <text:p text:style-name="P39">Write an ALP to exchange the content of A and B (3)</text:p>
        </text:list-item>
        <text:list-item>
          <text:p text:style-name="P70">Write an ALP to multiply the content of A and B. (3)</text:p>
        </text:list-item>
        <text:list-item>
          <text:p text:style-name="P71">Write an ALP to divide the content of A and B. (3)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57:07.969619767</meta:creation-date>
    <meta:print-date>2017-06-30T17:06:04.774418312</meta:print-date>
    <dc:date>2018-08-03T12:05:28.935588961</dc:date>
    <meta:editing-duration>PT11H1M31S</meta:editing-duration>
    <meta:editing-cycles>235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115" meta:word-count="1332" meta:character-count="7497" meta:non-whitespace-character-count="6376"/>
  </office:meta>
</office:document-meta>
</file>